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9pt" officeooo:rsid="002002c3" officeooo:paragraph-rsid="002002c3" style:font-size-asian="9pt" style:font-size-complex="9pt"/>
    </style:style>
    <style:style style:name="P2" style:family="paragraph" style:parent-style-name="Standard">
      <style:text-properties officeooo:paragraph-rsid="001b0a01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eb24d" officeooo:paragraph-rsid="00280e0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6667" officeooo:paragraph-rsid="00280e0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4368" officeooo:paragraph-rsid="00280e0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4368" officeooo:paragraph-rsid="0037d72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4368" officeooo:paragraph-rsid="0046810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6b5f0" officeooo:paragraph-rsid="00280e0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6b5f0" officeooo:paragraph-rsid="0037d72c" style:font-weight-asian="normal" style:font-weight-complex="normal"/>
    </style:style>
    <style:style style:name="P10" style:family="paragraph" style:parent-style-name="Standard">
      <style:text-properties style:font-name="Liberation Serif" fo:font-size="10pt" fo:font-weight="normal" officeooo:rsid="003185ff" officeooo:paragraph-rsid="003185f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Serif" fo:font-size="10pt" fo:font-style="italic" style:text-underline-style="none" fo:font-weight="bold" officeooo:rsid="003185ff" officeooo:paragraph-rsid="003185ff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eb24d" officeooo:paragraph-rsid="0043422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>
        <style:tab-stops>
          <style:tab-stop style:position="0.501cm"/>
        </style:tab-stops>
      </style:paragraph-properties>
      <style:text-properties fo:font-size="12pt" officeooo:paragraph-rsid="001b0a01" style:font-size-asian="12pt" style:font-size-complex="12pt"/>
    </style:style>
    <style:style style:name="P14" style:family="paragraph" style:parent-style-name="Standard">
      <style:text-properties fo:font-size="10pt" fo:font-weight="bold" officeooo:rsid="000ab8ce" officeooo:paragraph-rsid="00280e07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bc930" officeooo:paragraph-rsid="00280e07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0c4292" officeooo:paragraph-rsid="00280e07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0ea679" officeooo:paragraph-rsid="00280e07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00ab8ce" officeooo:paragraph-rsid="00280e07" style:font-size-asian="10pt" style:font-size-complex="10pt"/>
    </style:style>
    <style:style style:name="P19" style:family="paragraph" style:parent-style-name="Standard">
      <style:text-properties fo:font-size="10pt" officeooo:rsid="000ab8ce" officeooo:paragraph-rsid="002acb8a" style:font-size-asian="10pt" style:font-size-complex="10pt"/>
    </style:style>
    <style:style style:name="P20" style:family="paragraph" style:parent-style-name="Standard">
      <style:text-properties fo:font-size="10pt" officeooo:rsid="000ab8ce" officeooo:paragraph-rsid="0042128c" style:font-size-asian="10pt" style:font-size-complex="10pt"/>
    </style:style>
    <style:style style:name="P21" style:family="paragraph" style:parent-style-name="Standard">
      <style:text-properties fo:font-size="10pt" officeooo:rsid="000c4292" officeooo:paragraph-rsid="00280e07" style:font-size-asian="10pt" style:font-size-complex="10pt"/>
    </style:style>
    <style:style style:name="P22" style:family="paragraph" style:parent-style-name="Standard">
      <style:text-properties fo:font-size="10pt" officeooo:rsid="000c4292" officeooo:paragraph-rsid="0042128c" style:font-size-asian="10pt" style:font-size-complex="10pt"/>
    </style:style>
    <style:style style:name="P23" style:family="paragraph" style:parent-style-name="Standard">
      <style:text-properties fo:font-size="10pt" officeooo:rsid="003185ff" officeooo:paragraph-rsid="003185ff" style:font-size-asian="10pt" style:font-size-complex="10pt"/>
    </style:style>
    <style:style style:name="P24" style:family="paragraph" style:parent-style-name="Standard">
      <style:text-properties fo:font-size="10pt" officeooo:rsid="002de010" officeooo:paragraph-rsid="003185ff" style:font-size-asian="10pt" style:font-size-complex="10pt"/>
    </style:style>
    <style:style style:name="P25" style:family="paragraph" style:parent-style-name="Standard">
      <style:text-properties fo:font-size="10pt" officeooo:rsid="003cac01" officeooo:paragraph-rsid="003cac01" style:font-size-asian="10pt" style:font-size-complex="10pt"/>
    </style:style>
    <style:style style:name="P26" style:family="paragraph" style:parent-style-name="Standard">
      <style:text-properties fo:font-size="10pt" officeooo:rsid="003af641" officeooo:paragraph-rsid="003185ff" style:font-size-asian="10pt" style:font-size-complex="10pt"/>
    </style:style>
    <style:style style:name="P27" style:family="paragraph" style:parent-style-name="Standard">
      <style:text-properties fo:font-size="10pt" officeooo:rsid="001d1287" officeooo:paragraph-rsid="00280e07" style:font-size-asian="10pt" style:font-size-complex="10pt"/>
    </style:style>
    <style:style style:name="P28" style:family="paragraph" style:parent-style-name="Standard">
      <style:text-properties fo:font-size="10pt" fo:font-weight="normal" officeooo:rsid="000eb24d" officeooo:paragraph-rsid="00280e07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19d098" officeooo:paragraph-rsid="00280e07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19d098" officeooo:paragraph-rsid="00434226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0bc930" officeooo:paragraph-rsid="0042128c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style:text-underline-style="none" officeooo:rsid="000ea679" officeooo:paragraph-rsid="00280e07" style:font-size-asian="10pt" style:font-size-complex="10pt"/>
    </style:style>
    <style:style style:name="P33" style:family="paragraph" style:parent-style-name="Standard">
      <style:text-properties fo:font-size="10pt" fo:font-style="italic" fo:font-weight="bold" officeooo:rsid="000ab8ce" officeooo:paragraph-rsid="00280e07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fo:font-size="10.5pt" fo:font-weight="bold" officeooo:rsid="000c4292" officeooo:paragraph-rsid="00280e07" style:font-size-asian="10.5pt" style:font-weight-asian="bold" style:font-size-complex="10.5pt" style:font-weight-complex="bold"/>
    </style:style>
    <style:style style:name="P35" style:family="paragraph" style:parent-style-name="Standard">
      <style:text-properties fo:font-size="10.5pt" fo:font-style="italic" style:text-underline-style="none" fo:font-weight="bold" officeooo:rsid="000ab8ce" officeooo:paragraph-rsid="00280e07" style:font-size-asian="10.5pt" style:font-style-asian="italic" style:font-weight-asian="bold" style:font-size-complex="10.5pt" style:font-style-complex="italic" style:font-weight-complex="bold"/>
    </style:style>
    <style:style style:name="P36" style:family="paragraph" style:parent-style-name="Standard">
      <style:text-properties fo:font-size="10.5pt" fo:font-style="italic" style:text-underline-style="none" fo:font-weight="bold" officeooo:rsid="000c4292" officeooo:paragraph-rsid="00280e07" style:font-size-asian="10.5pt" style:font-style-asian="italic" style:font-weight-asian="bold" style:font-size-complex="10.5pt" style:font-style-complex="italic" style:font-weight-complex="bold"/>
    </style:style>
    <style:style style:name="P37" style:family="paragraph" style:parent-style-name="Standard">
      <style:text-properties fo:font-size="10.5pt" fo:font-style="italic" style:text-underline-style="none" officeooo:rsid="000ea679" officeooo:paragraph-rsid="00280e07" style:font-size-asian="10.5pt" style:font-style-asian="italic" style:font-size-complex="10.5pt" style:font-style-complex="italic"/>
    </style:style>
    <style:style style:name="P38" style:family="paragraph" style:parent-style-name="Standard">
      <style:text-properties fo:font-size="10.5pt" fo:font-style="italic" officeooo:rsid="000ab8ce" officeooo:paragraph-rsid="00280e07" style:font-size-asian="10.5pt" style:font-style-asian="italic" style:font-size-complex="10.5pt" style:font-style-complex="italic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  <style:text-properties officeooo:paragraph-rsid="001b0a01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0a01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  <style:text-properties fo:font-size="8pt" fo:language="es" fo:country="ES" fo:font-weight="bold" officeooo:paragraph-rsid="001b0a01" style:font-size-asian="8pt" style:font-weight-asian="bold" style:font-size-complex="8pt"/>
    </style:style>
    <style:style style:name="P42" style:family="paragraph" style:parent-style-name="Standard">
      <style:paragraph-properties fo:margin-top="0cm" fo:margin-bottom="0cm" style:contextual-spacing="false">
        <style:tab-stops>
          <style:tab-stop style:position="0.501cm"/>
        </style:tab-stops>
      </style:paragraph-properties>
      <style:text-properties officeooo:paragraph-rsid="001b0a01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Liberation Serif" fo:font-size="12pt" fo:language="es" fo:country="ES" fo:font-weight="normal" officeooo:rsid="002f06a4" officeooo:paragraph-rsid="002f06a4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Liberation Serif" fo:font-size="12pt" fo:language="es" fo:country="ES" fo:font-weight="normal" officeooo:rsid="003659b5" officeooo:paragraph-rsid="003659b5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Liberation Serif" fo:font-size="12pt" fo:language="es" fo:country="ES" fo:font-weight="normal" officeooo:rsid="0016b5f0" officeooo:paragraph-rsid="0037d72c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Liberation Serif" fo:font-size="12pt" fo:language="es" fo:country="ES" fo:font-weight="normal" officeooo:rsid="003668c6" officeooo:paragraph-rsid="003886cb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>
        <style:tab-stops>
          <style:tab-stop style:position="0.501cm"/>
        </style:tab-stops>
      </style:paragraph-properties>
      <style:text-properties fo:font-size="12pt" officeooo:paragraph-rsid="001b0a01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widows="2" fo:text-indent="0cm" style:auto-text-indent="false"/>
      <style:text-properties fo:color="#000000" style:font-name="Liberation Serif" fo:font-size="12pt" fo:language="es" fo:country="ES" fo:font-weight="normal" officeooo:rsid="000eb24d" officeooo:paragraph-rsid="00280e07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widows="2" fo:text-indent="0cm" style:auto-text-indent="false"/>
      <style:text-properties fo:color="#000000" style:font-name="Liberation Serif" fo:font-size="12pt" fo:language="es" fo:country="ES" fo:font-weight="normal" officeooo:rsid="000eb24d" officeooo:paragraph-rsid="003a2883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widows="2" fo:text-indent="0cm" style:auto-text-indent="false"/>
      <style:text-properties fo:color="#000000" style:font-name="Liberation Serif" fo:font-size="12pt" fo:language="es" fo:country="ES" fo:font-weight="normal" officeooo:rsid="00421315" officeooo:paragraph-rsid="003cac01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widows="2" fo:text-indent="0cm" style:auto-text-indent="false"/>
      <style:text-properties fo:color="#000000" style:font-name="Liberation Serif" fo:font-size="12pt" fo:language="es" fo:country="ES" fo:font-weight="normal" officeooo:rsid="00421315" officeooo:paragraph-rsid="00280e07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top="0cm" fo:margin-bottom="0.212cm" style:contextual-spacing="false"/>
      <style:text-properties officeooo:paragraph-rsid="003886cb"/>
    </style:style>
    <style:style style:name="P5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font-weight="bold" officeooo:rsid="00339349" officeooo:paragraph-rsid="001b0a01" style:font-name-asian="Arial" style:font-weight-asian="bold" style:font-name-complex="Arial" style:font-weight-complex="bold"/>
    </style:style>
    <style:style style:name="P54" style:family="paragraph" style:parent-style-name="Standard" style:list-style-name="WW8Num2">
      <style:paragraph-properties fo:margin-left="0.284cm" fo:margin-right="0cm" fo:margin-top="0cm" fo:margin-bottom="0cm" style:contextual-spacing="false" fo:line-height="100%" fo:text-indent="0cm" style:auto-text-indent="false">
        <style:tab-stops>
          <style:tab-stop style:position="0.529cm"/>
        </style:tab-stops>
      </style:paragraph-properties>
      <style:text-properties fo:font-size="12pt" officeooo:paragraph-rsid="001b0a01" style:font-size-asian="12pt" style:font-size-complex="12pt"/>
    </style:style>
    <style:style style:name="T1" style:family="text">
      <style:text-properties fo:font-size="9pt" officeooo:rsid="00193678" style:font-size-asian="9pt" style:font-size-complex="9pt"/>
    </style:style>
    <style:style style:name="T2" style:family="text">
      <style:text-properties style:font-name-asian="Arial" style:font-name-complex="Arial"/>
    </style:style>
    <style:style style:name="T3" style:family="text">
      <style:text-properties officeooo:rsid="00280e07" style:font-name-asian="Arial" style:font-name-complex="Arial"/>
    </style:style>
    <style:style style:name="T4" style:family="text">
      <style:text-properties fo:language="es" fo:country="ES" style:text-underline-style="solid" style:text-underline-width="auto" style:text-underline-color="font-color" fo:font-weight="bold" style:font-weight-asian="bold"/>
    </style:style>
    <style:style style:name="T5" style:family="text">
      <style:text-properties fo:language="es" fo:country="ES" style:text-underline-style="solid" style:text-underline-width="auto" style:text-underline-color="font-color" fo:font-weight="bold" officeooo:rsid="002725f9" style:font-weight-asian="bold"/>
    </style:style>
    <style:style style:name="T6" style:family="text">
      <style:text-properties fo:language="es" fo:country="ES" style:text-underline-style="solid" style:text-underline-width="auto" style:text-underline-color="font-color" fo:font-weight="bold" style:font-name-asian="Arial" style:font-weight-asian="bold" style:font-name-complex="Arial"/>
    </style:style>
    <style:style style:name="T7" style:family="text">
      <style:text-properties fo:language="es" fo:country="ES" fo:font-weight="bold" style:font-weight-asian="bold"/>
    </style:style>
    <style:style style:name="T8" style:family="text">
      <style:text-properties fo:language="es" fo:country="ES" fo:font-weight="bold" officeooo:rsid="001b0a01" style:font-weight-asian="bold"/>
    </style:style>
    <style:style style:name="T9" style:family="text">
      <style:text-properties fo:language="es" fo:country="ES" fo:font-weight="bold" officeooo:rsid="00280e07" style:font-weight-asian="bold"/>
    </style:style>
    <style:style style:name="T10" style:family="text">
      <style:text-properties fo:language="es" fo:country="ES" fo:font-weight="bold" style:font-name-asian="Arial" style:font-weight-asian="bold" style:font-name-complex="Arial"/>
    </style:style>
    <style:style style:name="T11" style:family="text">
      <style:text-properties fo:font-size="8pt" fo:language="es" fo:country="ES" fo:font-weight="bold" style:font-size-asian="8pt" style:font-weight-asian="bold" style:font-size-complex="8pt"/>
    </style:style>
    <style:style style:name="T12" style:family="text">
      <style:text-properties fo:font-size="8pt" fo:language="es" fo:country="ES" fo:font-weight="bold" officeooo:rsid="001b0a01" style:font-size-asian="8pt" style:font-weight-asian="bold" style:font-size-complex="8pt"/>
    </style:style>
    <style:style style:name="T13" style:family="text">
      <style:text-properties fo:font-size="8pt" fo:language="es" fo:country="ES" fo:font-weight="bold" officeooo:rsid="00280e07" style:font-size-asian="8pt" style:font-weight-asian="bold" style:font-size-complex="8pt"/>
    </style:style>
    <style:style style:name="T14" style:family="text">
      <style:text-properties fo:font-size="8pt" fo:language="es" fo:country="ES" fo:font-weight="bold" style:font-name-asian="Arial" style:font-size-asian="8pt" style:font-weight-asian="bold" style:font-name-complex="Arial" style:font-size-complex="8pt"/>
    </style:style>
    <style:style style:name="T15" style:family="text">
      <style:text-properties fo:font-size="8pt" fo:language="es" fo:country="ES" fo:font-weight="bold" officeooo:rsid="0014665a" style:font-name-asian="Arial" style:font-size-asian="8pt" style:font-weight-asian="bold" style:font-name-complex="Arial" style:font-size-complex="8pt"/>
    </style:style>
    <style:style style:name="T16" style:family="text">
      <style:text-properties fo:font-size="8pt" fo:language="es" fo:country="ES" fo:font-weight="bold" officeooo:rsid="00280e07" style:font-name-asian="Arial" style:font-size-asian="8pt" style:font-weight-asian="bold" style:font-name-complex="Arial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1287" style:font-weight-asian="bold" style:font-weight-complex="bold"/>
    </style:style>
    <style:style style:name="T20" style:family="text">
      <style:text-properties fo:font-weight="bold" officeooo:rsid="0036e0e0" style:font-weight-asian="bold" style:font-weight-complex="bold"/>
    </style:style>
    <style:style style:name="T21" style:family="text">
      <style:text-properties fo:font-weight="bold" officeooo:rsid="003c7e38" style:font-weight-asian="bold" style:font-weight-complex="bold"/>
    </style:style>
    <style:style style:name="T22" style:family="text">
      <style:text-properties fo:font-weight="bold" officeooo:rsid="000eb24d" style:font-weight-asian="bold" style:font-weight-complex="bold"/>
    </style:style>
    <style:style style:name="T23" style:family="text">
      <style:text-properties fo:font-weight="bold" style:font-name-asian="Arial" style:font-weight-asian="bold" style:font-name-complex="Arial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eb24d" style:font-weight-asian="normal" style:font-weight-complex="normal"/>
    </style:style>
    <style:style style:name="T27" style:family="text">
      <style:text-properties fo:font-weight="normal" officeooo:rsid="0019d098" style:font-weight-asian="normal" style:font-weight-complex="normal"/>
    </style:style>
    <style:style style:name="T28" style:family="text">
      <style:text-properties fo:font-weight="normal" officeooo:rsid="000dd323" style:font-weight-asian="normal" style:font-weight-complex="normal"/>
    </style:style>
    <style:style style:name="T29" style:family="text">
      <style:text-properties fo:font-weight="normal" officeooo:rsid="0012e95f" style:font-weight-asian="normal" style:font-weight-complex="normal"/>
    </style:style>
    <style:style style:name="T30" style:family="text">
      <style:text-properties fo:font-weight="normal" officeooo:rsid="001d1287" style:font-weight-asian="normal" style:font-weight-complex="normal"/>
    </style:style>
    <style:style style:name="T31" style:family="text">
      <style:text-properties fo:font-weight="normal" officeooo:rsid="002acb8a" style:font-weight-asian="normal" style:font-weight-complex="normal"/>
    </style:style>
    <style:style style:name="T32" style:family="text">
      <style:text-properties fo:font-weight="normal" officeooo:rsid="002cb193" style:font-weight-asian="normal" style:font-weight-complex="normal"/>
    </style:style>
    <style:style style:name="T33" style:family="text">
      <style:text-properties fo:font-weight="normal" officeooo:rsid="003185ff" style:font-weight-asian="normal" style:font-weight-complex="normal"/>
    </style:style>
    <style:style style:name="T34" style:family="text">
      <style:text-properties officeooo:rsid="000eb24d"/>
    </style:style>
    <style:style style:name="T35" style:family="text">
      <style:text-properties officeooo:rsid="001d0394"/>
    </style:style>
    <style:style style:name="T36" style:family="text">
      <style:text-properties officeooo:rsid="0019d098"/>
    </style:style>
    <style:style style:name="T37" style:family="text">
      <style:text-properties officeooo:rsid="000bc930"/>
    </style:style>
    <style:style style:name="T38" style:family="text">
      <style:text-properties officeooo:rsid="001b7f5a"/>
    </style:style>
    <style:style style:name="T39" style:family="text">
      <style:text-properties officeooo:rsid="000dd323"/>
    </style:style>
    <style:style style:name="T40" style:family="text">
      <style:text-properties officeooo:rsid="0011ed39"/>
    </style:style>
    <style:style style:name="T41" style:family="text">
      <style:text-properties officeooo:rsid="0012e95f"/>
    </style:style>
    <style:style style:name="T42" style:family="text">
      <style:text-properties officeooo:rsid="001d1287"/>
    </style:style>
    <style:style style:name="T43" style:family="text">
      <style:text-properties fo:color="#000000" fo:language="es" fo:country="ES" style:font-name-asian="Times New Roman" style:font-name-complex="Times New Roman"/>
    </style:style>
    <style:style style:name="T44" style:family="text">
      <style:text-properties fo:color="#000000" fo:language="es" fo:country="ES" officeooo:rsid="003185ff" style:font-name-asian="Times New Roman" style:font-name-complex="Times New Roman"/>
    </style:style>
    <style:style style:name="T45" style:family="text">
      <style:text-properties fo:color="#000000" fo:language="es" fo:country="ES" officeooo:rsid="00434226" style:font-name-asian="Times New Roman" style:font-name-complex="Times New Roman"/>
    </style:style>
    <style:style style:name="T46" style:family="text">
      <style:text-properties fo:color="#000000" fo:language="es" fo:country="ES" officeooo:rsid="0044e54d" style:font-name-asian="Times New Roman" style:font-name-complex="Times New Roman"/>
    </style:style>
    <style:style style:name="T47" style:family="text">
      <style:text-properties fo:color="#000000" fo:language="es" fo:country="ES" fo:font-weight="bold" style:font-name-asian="Times New Roman" style:font-weight-asian="bold" style:font-name-complex="Times New Roman" style:font-weight-complex="bold"/>
    </style:style>
    <style:style style:name="T48" style:family="text">
      <style:text-properties fo:color="#000000" fo:language="es" fo:country="ES" fo:font-weight="bold" officeooo:rsid="003185ff" style:font-name-asian="Times New Roman" style:font-weight-asian="bold" style:font-name-complex="Times New Roman" style:font-weight-complex="bold"/>
    </style:style>
    <style:style style:name="T49" style:family="text">
      <style:text-properties fo:color="#000000" fo:language="es" fo:country="ES" fo:font-weight="bold" officeooo:rsid="00434226" style:font-name-asian="Times New Roman" style:font-weight-asian="bold" style:font-name-complex="Times New Roman" style:font-weight-complex="bold"/>
    </style:style>
    <style:style style:name="T50" style:family="text">
      <style:text-properties fo:color="#000000" fo:language="es" fo:country="ES" fo:font-weight="bold" officeooo:rsid="00442649" style:font-name-asian="Times New Roman" style:font-weight-asian="bold" style:font-name-complex="Times New Roman" style:font-weight-complex="bold"/>
    </style:style>
    <style:style style:name="T51" style:family="text">
      <style:text-properties fo:color="#000000" style:font-name="Times New Roman" fo:font-size="10pt" fo:language="es" fo:country="ES" fo:font-weight="normal" officeooo:rsid="0016b5f0" style:font-name-asian="Times New Roman" style:font-size-asian="10pt" style:font-weight-asian="normal" style:font-name-complex="Times New Roman" style:font-size-complex="10pt" style:font-weight-complex="normal"/>
    </style:style>
    <style:style style:name="T52" style:family="text">
      <style:text-properties officeooo:rsid="001f177b"/>
    </style:style>
    <style:style style:name="T53" style:family="text">
      <style:text-properties officeooo:rsid="0013c649"/>
    </style:style>
    <style:style style:name="T54" style:family="text">
      <style:text-properties officeooo:rsid="002acb8a"/>
    </style:style>
    <style:style style:name="T55" style:family="text">
      <style:text-properties officeooo:rsid="002cb193"/>
    </style:style>
    <style:style style:name="T56" style:family="text">
      <style:text-properties officeooo:rsid="002de010"/>
    </style:style>
    <style:style style:name="T57" style:family="text">
      <style:text-properties officeooo:rsid="003185ff"/>
    </style:style>
    <style:style style:name="T58" style:family="text">
      <style:text-properties officeooo:rsid="00332a5b"/>
    </style:style>
    <style:style style:name="T59" style:family="text">
      <style:text-properties officeooo:rsid="0034df3f"/>
    </style:style>
    <style:style style:name="T60" style:family="text">
      <style:text-properties officeooo:rsid="003668c6"/>
    </style:style>
    <style:style style:name="T61" style:family="text">
      <style:text-properties officeooo:rsid="0036e0e0"/>
    </style:style>
    <style:style style:name="T62" style:family="text">
      <style:text-properties officeooo:rsid="0037d72c"/>
    </style:style>
    <style:style style:name="T63" style:family="text">
      <style:text-properties officeooo:rsid="003f7a91"/>
    </style:style>
    <style:style style:name="T64" style:family="text">
      <style:text-properties officeooo:rsid="003fd342"/>
    </style:style>
    <style:style style:name="T65" style:family="text">
      <style:text-properties officeooo:rsid="003fe657"/>
    </style:style>
    <style:style style:name="T66" style:family="text">
      <style:text-properties officeooo:rsid="00421315"/>
    </style:style>
    <style:style style:name="T67" style:family="text">
      <style:text-properties officeooo:rsid="003cedcb"/>
    </style:style>
    <style:style style:name="T68" style:family="text">
      <style:text-properties officeooo:rsid="003d4ba9"/>
    </style:style>
    <style:style style:name="T69" style:family="text">
      <style:text-properties officeooo:rsid="0040ee05"/>
    </style:style>
    <style:style style:name="T70" style:family="text">
      <style:text-properties fo:font-style="italic" officeooo:rsid="0031e161" style:font-style-asian="italic" style:font-style-complex="italic"/>
    </style:style>
    <style:style style:name="T71" style:family="text">
      <style:text-properties fo:font-style="italic" officeooo:rsid="0042128c" style:font-style-asian="italic" style:font-style-complex="italic"/>
    </style:style>
    <style:style style:name="T72" style:family="text">
      <style:text-properties fo:font-style="italic" officeooo:rsid="000bc930" style:font-style-asian="italic" style:font-style-complex="italic"/>
    </style:style>
    <style:style style:name="T73" style:family="text">
      <style:text-properties fo:font-style="italic" fo:font-weight="normal" officeooo:rsid="0042128c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officeooo:rsid="000bc930" style:font-style-asian="italic" style:font-style-complex="italic"/>
    </style:style>
    <style:style style:name="T75" style:family="text">
      <style:text-properties officeooo:rsid="00497e2b"/>
    </style:style>
    <style:style style:name="T76" style:family="text">
      <style:text-properties officeooo:rsid="0048ce92"/>
    </style:style>
    <style:style style:name="T77" style:family="text">
      <style:text-properties officeooo:rsid="003c7e38"/>
    </style:style>
    <style:style style:name="T78" style:family="text">
      <style:text-properties officeooo:rsid="00487d0b"/>
    </style:style>
    <style:style style:name="T79" style:family="text">
      <style:text-properties fo:font-size="10.5pt" style:text-underline-style="none" style:font-size-asian="10.5pt" style:font-size-complex="10.5pt"/>
    </style:style>
    <style:style style:name="T80" style:family="text">
      <style:text-properties fo:font-size="10.5pt" style:text-underline-style="none" officeooo:rsid="00280e07" style:font-size-asian="10.5pt" style:font-size-complex="10.5pt"/>
    </style:style>
    <style:style style:name="T81" style:family="text">
      <style:text-properties fo:font-size="10.5pt" fo:font-style="italic" style:text-underline-style="none" style:font-size-asian="10.5pt" style:font-style-asian="italic" style:font-size-complex="10.5pt" style:font-style-complex="italic"/>
    </style:style>
    <style:style style:name="T82" style:family="text">
      <style:text-properties fo:font-size="10.5pt" fo:font-style="italic" style:text-underline-style="none" officeooo:rsid="000bc930" style:font-size-asian="10.5pt" style:font-style-asian="italic" style:font-size-complex="10.5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33"><text:span text:style-name="T79">FEDERACIÓ</text:span><text:span text:style-name="T80">N</text:span><text:span text:style-name="T79"><text:tab/><text:tab/><text:tab/><text:tab/><text:tab/>ESQUIADOR<text:tab/></text:span><text:tab/></text:p>
      <text:p text:style-name="P18"><text:tab/></text:p>
      <text:p text:style-name="P19"><text:span text:style-name="T18">COD_FED<text:tab/></text:span><text:span text:style-name="T31">Código Federación </text:span><text:span text:style-name="T26">N(3)<text:tab/></text:span><text:span text:style-name="T18"><text:tab/>DNI<text:tab/><text:tab/></text:span><text:span text:style-name="T32">Dni</text:span><text:span text:style-name="T18"><text:tab/> <text:s text:c="18"/></text:span><text:span text:style-name="T26">VC(9)</text:span></text:p>
      <text:p text:style-name="P19">NOM-FE<text:span text:style-name="T54">D</text:span><text:tab/><text:span text:style-name="T34">VC(30)</text:span><text:tab/> <text:s text:c="5"/><text:span text:style-name="T70">UNIQUE</text:span><text:tab/><text:tab/>NOM_ESQ<text:tab/><text:span text:style-name="T54">Nombre <text:s text:c="19"/>VC(30)</text:span><text:tab/></text:p>
      <text:p text:style-name="P18">COM_FED<text:tab/><text:span text:style-name="T35">Comunidad <text:s/>VC(30) </text:span><text:tab/><text:tab/>F_NAC<text:tab/><text:tab/><text:span text:style-name="T54">Fecha Nacimiento</text:span> <text:s text:c="3"/><text:span text:style-name="T34">DATE</text:span><text:tab/><text:tab/></text:p>
      <text:p text:style-name="P18"><text:tab/><text:tab/><text:span text:style-name="T35">Autónoma</text:span><text:tab/><text:tab/><text:tab/>COD_EQU<text:tab/><text:span text:style-name="T54">Código equipo <text:s text:c="9"/>N(5) <text:s text:c="4"/>NULL</text:span></text:p>
      <text:p text:style-name="P18"><text:tab/><text:tab/><text:tab/><text:tab/><text:tab/><text:tab/><text:span text:style-name="T36">COD_FED <text:s/><text:tab/>Código Federación <text:s text:c="2"/>N(3)</text:span></text:p>
      <text:p text:style-name="P18"/>
      <text:p text:style-name="P14"><text:span text:style-name="T81">TIPOPRUEBA<text:tab/><text:tab/><text:tab/><text:tab/><text:tab/></text:span><text:span text:style-name="T82">ESTACION</text:span><text:span text:style-name="T74"><text:tab/></text:span><text:span text:style-name="T72"><text:tab/></text:span><text:span text:style-name="T37"><text:tab/></text:span></text:p>
      <text:p text:style-name="P18"><text:tab/></text:p>
      <text:p text:style-name="P15">COD_TIPO<text:tab/><text:tab/><text:span text:style-name="T27">N(2)</text:span><text:tab/><text:tab/><text:tab/>COD_EST<text:tab/><text:span text:style-name="T32">Código estación</text:span> <text:s text:c="6"/><text:span text:style-name="T26">N(5)</text:span><text:tab/><text:tab/></text:p>
      <text:p text:style-name="P31"><text:span text:style-name="T36">DEN <text:s text:c="2"/>Denominación</text:span><text:tab/><text:span text:style-name="T36">VC(30)</text:span><text:tab/><text:span text:style-name="T71">UNIQUE</text:span><text:tab/>NOM_EST<text:tab/><text:span text:style-name="T55">Nombre estación</text:span> <text:s text:c="4"/><text:span text:style-name="T34">VC(30) </text:span><text:span text:style-name="T71">UNIQUE</text:span><text:tab/></text:p>
      <text:p text:style-name="P19"><text:tab/><text:tab/><text:tab/><text:tab/><text:tab/><text:tab/><text:span text:style-name="T37">PERS_CONT<text:tab/>Persona contacto <text:s text:c="4"/>VC(30)<text:tab/></text:span></text:p>
      <text:p text:style-name="P18"><text:tab/><text:tab/><text:tab/><text:tab/><text:tab/><text:tab/><text:span text:style-name="T37">LOC<text:tab/><text:tab/>Localidad <text:s text:c="15"/>VC(20)<text:tab/></text:span></text:p>
      <text:p text:style-name="P18"><text:tab/><text:tab/><text:tab/><text:tab/><text:tab/><text:tab/><text:span text:style-name="T37">TLFNO<text:tab/><text:tab/>Teléfono <text:s text:c="17"/>N(9)<text:tab/><text:tab/></text:span></text:p>
      <text:p text:style-name="P18"><text:tab/><text:tab/><text:tab/><text:tab/><text:tab/><text:tab/><text:span text:style-name="T38">COD_FED <text:s text:c="5"/><text:tab/>Código federación <text:s text:c="2"/>N(3)</text:span><text:tab/><text:tab/></text:p>
      <text:p text:style-name="P18"><text:tab/><text:tab/><text:tab/></text:p>
      <text:p text:style-name="P36">PRUEBA<text:tab/><text:tab/><text:tab/><text:tab/><text:span text:style-name="T39">PRUEBA_INDIVIDUAL<text:tab/>PRUEBA_EQUIPO</text:span></text:p>
      <text:p text:style-name="P34"/>
      <text:p text:style-name="P16">COD_PRUE<text:span text:style-name="T39">BA <text:s text:c="8"/></text:span><text:span text:style-name="T28">N(3)</text:span><text:tab/><text:tab/><text:span text:style-name="T39">COD_PRUEBA<text:tab/></text:span><text:span text:style-name="T28">N(3)<text:tab/><text:tab/></text:span><text:span text:style-name="T39">COD_PRUEBA<text:tab/></text:span><text:span text:style-name="T28">N(3)</text:span></text:p>
      <text:p text:style-name="P22">NOM_PRUE<text:span text:style-name="T56">BA</text:span> <text:s text:c="8"/><text:span text:style-name="T40">VC(30) </text:span><text:span text:style-name="T73">UNIQUE</text:span><text:tab/><text:span text:style-name="T56">MAX_PART<text:tab/>N(3)<text:tab/><text:tab/>MAX_EQU<text:tab/>N(3)</text:span></text:p>
      <text:p text:style-name="P21">FEC_PRUE<text:span text:style-name="T56">BA</text:span><text:tab/> <text:s text:c="7"/><text:span text:style-name="T40">DATE</text:span></text:p>
      <text:p text:style-name="P26">MODALIDAD (1=&gt;Individual 2 =&gt;Equipo) <text:s/>N(1)</text:p>
      <text:p text:style-name="P23">COD_EST <text:s/>N(5)</text:p>
      <text:p text:style-name="P25">N_PISTA <text:s text:c="3"/>N(2)</text:p>
      <text:p text:style-name="P23">COD_TIPO <text:s/>N(2)</text:p>
      <text:p text:style-name="P24"><text:tab/></text:p>
      <text:p text:style-name="P37"><text:span text:style-name="T18">PART_PRUEBA_INDI<text:tab/><text:tab/><text:tab/></text:span><text:span text:style-name="T22">PART_PRUEBA_EQU</text:span></text:p>
      <text:p text:style-name="P32"/>
      <text:p text:style-name="P17"><text:span text:style-name="T57">DNI <text:s text:c="6"/></text:span><text:tab/><text:tab/><text:span text:style-name="T33">VC(9)</text:span><text:span text:style-name="T25"><text:tab/></text:span><text:tab/><text:span text:style-name="T34">COD_EQU<text:tab/><text:tab/></text:span><text:span text:style-name="T26">N(5)</text:span></text:p>
      <text:p text:style-name="P17">COD_PRUEBA<text:tab/><text:tab/><text:span text:style-name="T29">N(3)</text:span><text:tab/><text:tab/><text:span text:style-name="T34">COD_PRUEBA<text:tab/><text:tab/></text:span><text:span text:style-name="T26">N(3)</text:span></text:p>
      <text:p text:style-name="P28">TIEMPO<text:tab/><text:tab/><text:span text:style-name="T41">TIME</text:span><text:tab/><text:tab/>TIEMPO<text:tab/><text:tab/>TIME</text:p>
      <text:p text:style-name="P28">POSICION<text:tab/><text:tab/><text:span text:style-name="T41">N(3)</text:span><text:tab/><text:tab/>POSICION<text:tab/><text:tab/>N(3)</text:p>
      <text:p text:style-name="P29"/>
      <text:p text:style-name="P35"><text:span text:style-name="T35">E</text:span>QUIPO<text:tab/><text:tab/><text:tab/><text:tab/><text:span text:style-name="T42">PISTA</text:span></text:p>
      <text:p text:style-name="P38"/>
      <text:p text:style-name="P14">COD_EQU <text:s text:c="3"/><text:span text:style-name="T26">N(5)<text:tab/><text:tab/><text:tab/></text:span><text:span text:style-name="T42">COD_EST <text:s text:c="4"/><text:tab/><text:tab/></text:span><text:span text:style-name="T30">N(5)</text:span></text:p>
      <text:p text:style-name="P20"><text:span text:style-name="T25">NOM_EQU <text:s text:c="3"/></text:span><text:span text:style-name="T26">VC(30) </text:span><text:span text:style-name="T73">UNIQUE</text:span><text:span text:style-name="T26"><text:tab/><text:tab/></text:span><text:span text:style-name="T19">N_PISTA<text:tab/><text:tab/></text:span><text:span text:style-name="T30">N(2)</text:span></text:p>
      <text:p text:style-name="P18">COD_ENTR <text:s/><text:span text:style-name="T35">Código entrenador </text:span><text:s/><text:span text:style-name="T34">VC(9)</text:span> <text:tab/><text:span text:style-name="T42">KMS<text:tab/><text:tab/><text:tab/>N(3)</text:span></text:p>
      <text:p text:style-name="P27"><text:tab/><text:tab/><text:tab/><text:tab/><text:tab/>DIFIC <text:s/>(A/V/R/N) <text:s text:c="4"/>C(1)</text:p>
      <text:p text:style-name="P30"/>
      <text:p text:style-name="P11">PISTA_COMPUESTA</text:p>
      <text:p text:style-name="P10"/>
      <text:p text:style-name="P10"><text:span text:style-name="T18">COD_EST_COMP </text:span><text:s text:c="3"/>N(<text:span text:style-name="T68">5</text:span>)</text:p>
      <text:p text:style-name="P10"><text:span text:style-name="T18">N_PISTA_COMP <text:s/></text:span><text:s text:c="4"/>N(<text:span text:style-name="T67">2</text:span>)</text:p>
      <text:p text:style-name="P10"><text:span text:style-name="T18">COD_EST</text:span> <text:s text:c="17"/>N(<text:span text:style-name="T68">5</text:span>)</text:p>
      <text:p text:style-name="P10"><text:span text:style-name="T18">N_PISTA </text:span><text:s text:c="19"/>N(<text:span text:style-name="T67">2</text:span>)</text:p>
      <text:p text:style-name="P12">- <text:span text:style-name="T43">Un esquiador <text:s/>podrá participar </text:span><text:span text:style-name="T47">título individual </text:span><text:span text:style-name="T49">y/o</text:span><text:span text:style-name="T48"> </text:span><text:span text:style-name="T47">formando parte de un equipo</text:span><text:span text:style-name="T43">. </text:span><text:span text:style-name="T45">El esquiador</text:span></text:p>
      <text:p text:style-name="P12"><text:span text:style-name="T49">podrá </text:span><text:span text:style-name="T48">p</text:span><text:span text:style-name="T49">ertenecer </text:span><text:span text:style-name="T50">únicamente </text:span><text:span text:style-name="T49">a</text:span><text:span text:style-name="T48"> equipo</text:span><text:span text:style-name="T44">. </text:span><text:span text:style-name="T45">Los esquiadores de un equipo tienen que ser todos de la misma federación </text:span><text:span text:style-name="T46">y entonces se considerará que el equipo pertenece a esa federación</text:span><text:span text:style-name="T45">. </text:span><text:span text:style-name="T44"><text:s/></text:span></text:p>
      <text:p text:style-name="P48">- Un equipo es entrenado por un entrenador que <text:span text:style-name="T52">tiene que ser </text:span>también un esquiador federado.</text:p>
      <text:p text:style-name="P48">- Un entrenador puede entrenar a varios equipos.</text:p>
      <text:p text:style-name="P48">- Cada federación puede administrar una serie de estaciones de esquí, y toda estación se<text:span text:style-name="T58">rá</text:span> administra<text:span text:style-name="T58">da </text:span>por una <text:span text:style-name="T20">única</text:span><text:span text:style-name="T61"> </text:span>federación.</text:p>
      <text:p text:style-name="P48">- Una estación de esquí <text:span text:style-name="T58">tiene como mínimo una pista y cada</text:span> pista tiene un grado de dificultad con la escala azul, verde, roja y negra.</text:p>
      <text:p text:style-name="P49"><text:soft-page-break/><text:span text:style-name="T62">- Las pruebas son de un tipo determinado que puede denominarse </text:span>fondo, slalom, bobsleigh….. <text:span text:style-name="T66">Además de poder ser individuales o en equipo.</text:span> </text:p>
      <text:p text:style-name="P48">- Se consideran también como pistas para realiza<text:span text:style-name="T69">r </text:span>pruebas de largo recorrido, a varias pistas de la misma estación y que por sus características físicas pueden enlazarse.</text:p>
      <text:p text:style-name="P50">- <text:span text:style-name="T69">C</text:span>ada prueba se desarrollará a lo largo de una jornada en una pista de una única estación.</text:p>
      <text:p text:style-name="P50"/>
      <text:p text:style-name="P51">Se pide:</text:p>
      <text:p text:style-name="P3">1.- Órdenes de creación de las tablas <text:span text:style-name="T78">prueba_individual, prueba_equipo, part_prueba_indi, part_prueba_equ,</text:span> <text:span text:style-name="T78">pista_compuesta y prueba de esta BD que se llama</text:span><text:span text:style-name="T18"> ESQUI.</text:span></text:p>
      <text:p text:style-name="P3">2.- <text:span text:style-name="T59">Todos los datos de las p</text:span>ruebas en las que haya participado algún esquiador perteneciente a la federación de Andalucía.</text:p>
      <text:p text:style-name="P3">3.- Mostrar l<text:span text:style-name="T59">os códigos de l</text:span>as estaciones en las que se hayan celebrado alguna prueba.</text:p>
      <text:p text:style-name="P3">4.- Total de pruebas individuales cuyo nº máximo de <text:span text:style-name="T53">participantes sea mayor de 10.</text:span></text:p>
      <text:p text:style-name="P4">5.- <text:span text:style-name="T59">Código de e</text:span>stación con menor número de pistas.</text:p>
      <text:p text:style-name="P4">6.- <text:span text:style-name="T59">Todos los datos de la f</text:span>ederación con <text:span text:style-name="T59">la </text:span>media de edad <text:span text:style-name="T59">de sus esquiadores </text:span>mayor.</text:p>
      <text:p text:style-name="P4">7.- <text:span text:style-name="T59">Dni de los e</text:span>squiadores que participen en las modalidades de equipo e individualmente.</text:p>
      <text:p text:style-name="P5">8.- <text:span text:style-name="T59">Para cada e</text:span>staci<text:span text:style-name="T59">ón su código, nº de pista, y n.º de pistas que componen a la anterior</text:span>. <text:span text:style-name="T59">Si la pista no es compuesta sale un 0 en n.º de pistas que la componen.</text:span></text:p>
      <text:p text:style-name="P7">9.- <text:span text:style-name="T75">Listado de todos los datos de los equipos y datos de la federación a la que pertenecen .</text:span></text:p>
      <text:p text:style-name="P7">10.- Listado de <text:span text:style-name="T76">Dni de los </text:span>esquiadores <text:span text:style-name="T76">que </text:span>participen en <text:span text:style-name="T21">todas</text:span><text:span text:style-name="T77"> las pruebas </text:span>individual<text:span text:style-name="T77">es</text:span>.</text:p>
      <text:p text:style-name="P5">11.- Listado de pruebas <text:span text:style-name="T59">individuales y por equipo con su n.º de participantes. </text:span></text:p>
      <text:p text:style-name="P5">12.- Los 10 esquiadores más jóvenes. </text:p>
      <text:p text:style-name="P5">13.- Según grado de dificultad, visualizar el n.º total de pistas.</text:p>
      <text:p text:style-name="P5">14.- Federaciones con su total de federados. Incluir aquellas federaciones que no tengan en este momento insertados ningún federado teniendo que salir 0 en el total de federados.</text:p>
      <text:p text:style-name="P5">15.- <text:span text:style-name="T59">Todos los datos de los e</text:span>squiadores que participen exclusivamente en pruebas de equipo.</text:p>
      <text:p text:style-name="P6">16.- <text:span text:style-name="T63">Dni de </text:span>entrenadores que entrenen a más de 2 equipos.</text:p>
      <text:p text:style-name="P9">17.- Listados <text:span text:style-name="T64">en orden ascendente</text:span> <text:span text:style-name="T64">de las denominaciones de cada uno de los distintos tipos de pruebas </text:span>con total <text:span text:style-name="T59">de pruebas de cada uno de los tipos.</text:span></text:p>
      <text:p text:style-name="P8"><text:span text:style-name="T59">18</text:span>.- <text:span text:style-name="T59">Todos los d</text:span>atos de los equipos que hayan participado en alguna prueba en la que hayan resultado vencedores.</text:p>
      <text:p text:style-name="P45"><text:span text:style-name="T59">19</text:span>.-<text:span text:style-name="T64">Todos los datos de cada entrenador y de los e</text:span>quipos entrenados por <text:span text:style-name="T64">ellos.</text:span></text:p>
      <text:p text:style-name="P43">2<text:span text:style-name="T59">0</text:span>.- <text:span text:style-name="T59">Listado de pistas no compuestas de la estación de Formigal.</text:span></text:p>
      <text:p text:style-name="P44">21.- Orden de inserción de la primera pista en la estación <text:span text:style-name="T60">de </text:span>Kandanch<text:span text:style-name="T60">ú</text:span> con los datos que correspondan de la pista 1 de la estación <text:span text:style-name="T60">de </text:span>Formigal.</text:p>
      <text:p text:style-name="P46">22.- Orden de actualización de todas las pistas <text:span text:style-name="T18">no compuestas </text:span>de la estaci<text:span text:style-name="T65">ones de Huesca</text:span> incrementándoles un 10% el número de Kms y poniéndoles dificultad “N”.</text:p>
      <text:p text:style-name="P52"><text:span text:style-name="T51"><text:s text:c="10"/><text:tab/><text:tab/><text:tab/></text:span><text:span text:style-name="T1"><text:tab/><text:tab/><text:tab/> <text:s text:c="10"/><text:tab/><text:tab/><text:tab/><text:tab/><text:tab/><text:tab/><text:tab/><text:tab/> <text:s text:c="2"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2002c3" officeooo:paragraph-rsid="002002c3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a María Gutiérrez Lozano/ Pedro Joya Máñ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21:09:49.802000000</meta:creation-date>
    <dc:date>2016-03-28T12:36:30.345000000</dc:date>
    <meta:editing-duration>PT4H30M57S</meta:editing-duration>
    <meta:editing-cycles>49</meta:editing-cycles>
    <meta:generator>LibreOffice/4.2.4.2$Windows_x86 LibreOffice_project/63150712c6d317d27ce2db16eb94c2f3d7b699f8</meta:generator>
    <meta:print-date>2016-03-11T08:58:15.316000000</meta:print-date>
    <meta:document-statistic meta:table-count="0" meta:image-count="0" meta:object-count="0" meta:page-count="2" meta:paragraph-count="74" meta:word-count="711" meta:character-count="4760" meta:non-whitespace-character-count="3737"/>
  </office:meta>
</office:document-meta>
</file>